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fo:font-size="10pt" style:font-size-asian="10pt" style:font-size-complex="10pt"/>
    </style:style>
    <style:style style:name="P2" style:parent-style-name="Standard" style:family="paragraph">
      <style:text-properties style:font-name="Arial" fo:font-size="10pt" style:font-size-asian="10pt" style:font-size-complex="10pt"/>
    </style:style>
    <style:style style:name="T3" style:parent-style-name="Standaardalinea-lettertype" style:family="text">
      <style:text-properties style:font-name="Arial" fo:color="#000000" fo:font-size="10pt" style:font-size-asian="10pt"/>
    </style:style>
    <style:style style:name="T4" style:parent-style-name="Standaardalinea-lettertype" style:family="text">
      <style:text-properties style:font-name="Arial" fo:color="#000000" fo:font-size="10pt" style:font-size-asian="10pt"/>
    </style:style>
    <style:style style:name="T5" style:parent-style-name="Standaardalinea-lettertype" style:family="text">
      <style:text-properties style:font-name="Arial" fo:color="#000000" fo:font-size="10pt" style:font-size-asian="10pt"/>
    </style:style>
    <style:style style:name="T6" style:parent-style-name="Standaardalinea-lettertype" style:family="text">
      <style:text-properties style:font-name="Arial" fo:color="#000000" fo:font-size="10pt" style:font-size-asian="10pt"/>
    </style:style>
    <style:style style:name="P7" style:parent-style-name="Standard" style:family="paragraph">
      <style:text-properties style:font-name="Arial" fo:color="#000000" fo:font-size="10pt" style:font-size-asian="10pt"/>
    </style:style>
    <style:style style:name="T8" style:parent-style-name="Standaardalinea-lettertype" style:family="text">
      <style:text-properties style:font-name="Arial" fo:color="#000000" fo:font-size="10pt" style:font-size-asian="10pt"/>
    </style:style>
    <style:style style:name="T9" style:parent-style-name="Standaardalinea-lettertype" style:family="text">
      <style:text-properties style:font-name="Arial" fo:color="#000000" fo:font-size="10pt" style:font-size-asian="10pt"/>
    </style:style>
  </office:automatic-styles>
  <office:body>
    <office:text text:use-soft-page-breaks="true">
      <text:p text:style-name="P1">Uw vacature als junior corporate recruiter<text:s/>roept meteen de salestijger in me naar boven. Hierbij wil ik mijn interesse kenbaar maken voor de functie van junior corporate recruiter.</text:p>
      <text:p text:style-name="P2"/>
      <text:p text:style-name="Standard"><text:span text:style-name="T3">Bij Flextensie heb ik me onder meer beziggehouden met de acquisitie van verschillende opdrachten, intakegesprekken e</text:span><text:span text:style-name="T4">n het begeleiden van opdrachtgevers en kandidaten gedurende het hele proces. De veelzijdigheid van accountmanagement trekt mij enorm aan. Bij RAP Media ben ik verantwoordelijk voor acquisitie van nieuwe klanten en het onderhouden van bestaande klanten uit<text:s/></text:span><text:span text:style-name="T5">het MKB. In mijn functie als accountmanager buitendienst ben ik verantwoordelijk voor de omzettargets van de digitale advertenties. De functie trekt me vanwege mijn communicatieve vaardigheden en overtuigingskracht. Bezoeken van prospect, klanten, het afsl</text:span><text:span text:style-name="T6">uiten van orders zijn zaken wat ik graag doe en vertrouwt bij voel. Uiteraard ben ik bekend met een aantal CRM-systemen, om daarmee de klant zo optimaal mogelijk te bedienen. Klanttevredenheid is uiteindelijk waar het om draait.</text:span></text:p>
      <text:p text:style-name="P7"/>
      <text:p text:style-name="Standard"><text:span text:style-name="T8">Graag wil ik in een persoo</text:span><text:span text:style-name="T9">nlijk gesprek uitleggen waarom ik bij Cavero pas in de functie van junior corporate recrui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rryll</meta:initial-creator>
    <dc:creator>Darryll Braaf</dc:creator>
    <meta:creation-date>2015-01-30T15:46:00Z</meta:creation-date>
    <dc:date>2015-01-30T15:48:00Z</dc:date>
    <meta:template xlink:href="Normal" xlink:type="simple"/>
    <meta:editing-cycles>2</meta:editing-cycles>
    <meta:editing-duration>PT120S</meta:editing-duration>
    <meta:document-statistic meta:page-count="1" meta:paragraph-count="2" meta:word-count="178" meta:character-count="1159" meta:row-count="8" meta:non-whitespace-character-count="983"/>
  </office:meta>
</office:document-meta>
</file>